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c87" officeooo:paragraph-rsid="00024ab3"/>
    </style:style>
    <style:style style:name="P2" style:family="paragraph" style:parent-style-name="Subtitle">
      <style:text-properties style:font-name="Georgia"/>
    </style:style>
    <style:style style:name="P3" style:family="paragraph" style:parent-style-name="Text_20_body">
      <style:text-properties style:font-name="Georgia" officeooo:rsid="000d847a" officeooo:paragraph-rsid="000d847a"/>
    </style:style>
    <style:style style:name="P4" style:family="paragraph" style:parent-style-name="Text_20_body">
      <style:paragraph-properties fo:text-align="center" style:justify-single-word="false"/>
      <style:text-properties style:font-name="Georgia" officeooo:rsid="000d847a" officeooo:paragraph-rsid="000d847a"/>
    </style:style>
    <style:style style:name="P5" style:family="paragraph" style:parent-style-name="Title">
      <style:text-properties style:font-name="Georgia" officeooo:rsid="000d559b" officeooo:paragraph-rsid="000d559b"/>
    </style:style>
    <style:style style:name="P6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7" style:family="paragraph" style:parent-style-name="Text_20_body">
      <style:text-properties style:font-name="Georgia" officeooo:rsid="000d847a" officeooo:paragraph-rsid="000d847a"/>
    </style:style>
    <style:style style:name="P8" style:family="paragraph" style:parent-style-name="Text_20_body">
      <style:paragraph-properties fo:text-align="center" style:justify-single-word="false"/>
      <style:text-properties style:font-name="Georgia" officeooo:rsid="002f9316" officeooo:paragraph-rsid="002f9316"/>
    </style:style>
    <style:style style:name="P9" style:family="paragraph" style:parent-style-name="Text_20_body">
      <style:text-properties style:font-name="Georgia" officeooo:rsid="003119f7" officeooo:paragraph-rsid="003119f7"/>
    </style:style>
    <style:style style:name="T1" style:family="text">
      <style:text-properties officeooo:rsid="000ea349"/>
    </style:style>
    <style:style style:name="T2" style:family="text">
      <style:text-properties officeooo:rsid="000f2d6f"/>
    </style:style>
    <style:style style:name="T3" style:family="text">
      <style:text-properties officeooo:rsid="000f5ec9"/>
    </style:style>
    <style:style style:name="T4" style:family="text">
      <style:text-properties officeooo:rsid="0010e063"/>
    </style:style>
    <style:style style:name="T5" style:family="text">
      <style:text-properties officeooo:rsid="001154d5"/>
    </style:style>
    <style:style style:name="T6" style:family="text">
      <style:text-properties officeooo:rsid="001188e2"/>
    </style:style>
    <style:style style:name="T7" style:family="text">
      <style:text-properties officeooo:rsid="001261a1"/>
    </style:style>
    <style:style style:name="T8" style:family="text">
      <style:text-properties officeooo:rsid="00132d21"/>
    </style:style>
    <style:style style:name="T9" style:family="text">
      <style:text-properties officeooo:rsid="00133168"/>
    </style:style>
    <style:style style:name="T10" style:family="text">
      <style:text-properties officeooo:rsid="00142ed4"/>
    </style:style>
    <style:style style:name="T11" style:family="text">
      <style:text-properties officeooo:rsid="00149aea"/>
    </style:style>
    <style:style style:name="T12" style:family="text">
      <style:text-properties officeooo:rsid="00168410"/>
    </style:style>
    <style:style style:name="T13" style:family="text">
      <style:text-properties officeooo:rsid="00182b48"/>
    </style:style>
    <style:style style:name="T14" style:family="text">
      <style:text-properties officeooo:rsid="001a15aa"/>
    </style:style>
    <style:style style:name="T15" style:family="text">
      <style:text-properties officeooo:rsid="001bdafa"/>
    </style:style>
    <style:style style:name="T16" style:family="text">
      <style:text-properties officeooo:rsid="001c3063"/>
    </style:style>
    <style:style style:name="T17" style:family="text">
      <style:text-properties officeooo:rsid="001e2e5d"/>
    </style:style>
    <style:style style:name="T18" style:family="text">
      <style:text-properties officeooo:rsid="001f7d3b"/>
    </style:style>
    <style:style style:name="T19" style:family="text">
      <style:text-properties officeooo:rsid="002152ef"/>
    </style:style>
    <style:style style:name="T20" style:family="text">
      <style:text-properties officeooo:rsid="00232986"/>
    </style:style>
    <style:style style:name="T21" style:family="text">
      <style:text-properties officeooo:rsid="0024f2f0"/>
    </style:style>
    <style:style style:name="T22" style:family="text">
      <style:text-properties fo:font-style="italic" officeooo:rsid="0024f2f0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4f2f0" style:font-style-asian="normal" style:font-style-complex="normal"/>
    </style:style>
    <style:style style:name="T25" style:family="text">
      <style:text-properties fo:font-style="normal" officeooo:rsid="00253e27" style:font-style-asian="normal" style:font-style-complex="normal"/>
    </style:style>
    <style:style style:name="T26" style:family="text">
      <style:text-properties fo:font-style="normal" officeooo:rsid="00265f47" style:font-style-asian="normal" style:font-style-complex="normal"/>
    </style:style>
    <style:style style:name="T27" style:family="text">
      <style:text-properties fo:font-style="normal" officeooo:rsid="00274e8e" style:font-style-asian="normal" style:font-style-complex="normal"/>
    </style:style>
    <style:style style:name="T28" style:family="text">
      <style:text-properties fo:font-style="normal" officeooo:rsid="00290fd2" style:font-style-asian="normal" style:font-style-complex="normal"/>
    </style:style>
    <style:style style:name="T29" style:family="text">
      <style:text-properties fo:font-style="normal" officeooo:rsid="002970d1" style:font-style-asian="normal" style:font-style-complex="normal"/>
    </style:style>
    <style:style style:name="T30" style:family="text">
      <style:text-properties fo:font-style="normal" officeooo:rsid="002a8bc1" style:font-style-asian="normal" style:font-style-complex="normal"/>
    </style:style>
    <style:style style:name="T31" style:family="text">
      <style:text-properties fo:font-style="normal" officeooo:rsid="002ab230" style:font-style-asian="normal" style:font-style-complex="normal"/>
    </style:style>
    <style:style style:name="T32" style:family="text">
      <style:text-properties fo:font-style="normal" officeooo:rsid="002c3565" style:font-style-asian="normal" style:font-style-complex="normal"/>
    </style:style>
    <style:style style:name="T33" style:family="text">
      <style:text-properties fo:font-style="normal" officeooo:rsid="002db341" style:font-style-asian="normal" style:font-style-complex="normal"/>
    </style:style>
    <style:style style:name="T34" style:family="text">
      <style:text-properties fo:font-style="normal" officeooo:rsid="002f931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at Do You Know?</text:p>
      <text:p text:style-name="P2">215</text:p>
      <text:p text:style-name="P4">by Kyle Eggleston</text:p>
      <text:p text:style-name="P3"/>
      <text:h text:style-name="Heading_20_1" text:outline-level="1">Shuka Planet, Dubor Settlement</text:h>
      <text:p text:style-name="P3"><text:tab/><text:span text:style-name="T1">Toff and Coff were working in their dwelling on Shuka. Toff was busy with a mechanical rice picker, and Coff was working on a </text:span><text:span text:style-name="T2">water transportation</text:span><text:span text:style-name="T1"> system </text:span><text:span text:style-name="T2">for the garden they had planted. She was tired of hand watering everything. </text:span><text:span text:style-name="T3">As she worked on the water system, she thought of creating a water purification system as well. The water had a flavor that she was not used to. </text:span><text:span text:style-name="T4">Toff hadn’t complained about the water that she knew of, at least not yet.</text:span></text:p>
      <text:p text:style-name="P3"><text:tab/><text:span text:style-name="T5">As they worked on their respective projects, the sound of a ship overhead could be heard. Toff looked to Coff, they thought the same thing. Sky Divers were coming. A term they used to indicate strangers that came in ships. </text:span><text:span text:style-name="T6">Toff hoped it wasn’t the Dorf that came and visited them last year, that encounter did not go over well.</text:span></text:p>
      <text:p text:style-name="P3"><text:tab/><text:span text:style-name="T7">Toff walked outside </text:span><text:span text:style-name="T8">to investigate. “I’ll be back.” He said. “If it’s something exciting, I’ll let you know.”</text:span></text:p>
      <text:p text:style-name="P3"><text:tab/>“<text:span text:style-name="T8">Sounds good.” Coff said not looking up from her work. </text:span><text:span text:style-name="T9">She was interested in the ship, but if it turned out to be nothing, why bother? </text:span><text:span text:style-name="T10">Coff began humming a tune her mother taught her when she was a child, it always soothed her. </text:span><text:span text:style-name="T11">La dee dee, la dee da, la la la, dee da da… and so on.</text:span></text:p>
      <text:p text:style-name="P3"><text:tab/><text:span text:style-name="T12">Walking outside Toff looked up and stared at a shuttle hovering over the dwelling. Hovering over him. </text:span><text:span text:style-name="T13">A spotlight shined down on him. “Attention Dubor citizen.” A female voice said. “This is Religious Government Leader Meleth. Stay where you are.”</text:span></text:p>
      <text:p text:style-name="P3"><text:tab/><text:span text:style-name="T14">Toff froze. What the hell did the government leader want with him?</text:span></text:p>
      <text:p text:style-name="P3"><text:tab/><text:span text:style-name="T14">A second later Meleth teleported down to the surface. She was standing next to Toff. “Toff.” She said. “That is your name right?”</text:span></text:p>
      <text:p text:style-name="P3"><text:tab/><text:span text:style-name="T14">Toff nodded. He looked at Meleth and frowned. She stood about a foot taller than him. “Yeah that’s right.” He confirmed. “We haven’t done anything wrong.” </text:span><text:span text:style-name="T15">He gestured around him pointing out the garden they had planted. “You could say we’ve been improving the area.”</text:span></text:p>
      <text:p text:style-name="P3"><text:soft-page-break/><text:tab/><text:span text:style-name="T15">Meleth shook her head. “You don’t belong here.” She said. “The war is over. Your attempted takeover of this planet, is over.” Meleth put a hand on Toff’s shoulder. “I expect you to leave Shuka in twenty-four hours.”</text:span></text:p>
      <text:p text:style-name="P3"><text:tab/><text:span text:style-name="T15">Toff did a double take. The war was over? He had his suspicions but now it was confirmed, by the enemy no less. </text:span><text:span text:style-name="T16">But in this era of peace between their two peoples, if peace was even the right word, the prophecy could come true.</text:span></text:p>
      <text:p text:style-name="P3"><text:tab/>“<text:span text:style-name="T16">You’re kidding right? Making a joke? I’ve heard about the Shuka sense of humor. But I must admit, I am not grasping it.” Toff said smiling.</text:span></text:p>
      <text:p text:style-name="P3"><text:tab/><text:span text:style-name="T17">Meleth shook her head. “I’m telling you the truth. There’s no joke here. If you don’t leave, I will have a security contingent down here in no time.” She said. “Don’t tempt me. It will happen.”</text:span></text:p>
      <text:p text:style-name="P3"><text:tab/>“<text:span text:style-name="T18">Twenty-four hours.” Toff repeated. “We’ll see about that.” He walked back into the dwelling </text:span><text:span text:style-name="T19">slamming the door behind him.</text:span></text:p>
      <text:p text:style-name="P3"><text:tab/><text:span text:style-name="T19">Meleth sighed. Radioing her shuttle, she teleported back to it. The shuttle left the area bound to return in twenty-four hours if Toff and Coff didn’t vacate the premises. </text:span><text:span text:style-name="T20">She would come back with full force if she needed to. Meleth wasn’t afraid to do that.</text:span></text:p>
      <text:p text:style-name="P3"><text:tab/><text:span text:style-name="T20">As Toff entered the dwelling, Coff looked at him. “She can’t be serious.” Coff folded her arms across her chest. “She can’t make us leave.”</text:span></text:p>
      <text:p text:style-name="P3"><text:tab/>“<text:span text:style-name="T21">Well, she seemed pretty serious to me.” Toff admitted. “Even threatened to bring security with her in twenty-four hours if we don’t leave.” He sighed. “I don’t know if we have a way out of this. Might as well pack up and just get out of here.”</text:span></text:p>
      <text:p text:style-name="P3"><text:tab/><text:span text:style-name="T21">Coff shook her head. “You saw the latest message from Ketish. He </text:span><text:span text:style-name="T22">wants</text:span><text:span text:style-name="T24"> us to stay and continue what we started.” She handed Toff a datapad to remind him of what the message said.</text:span></text:p>
      <text:p text:style-name="P3"><text:span text:style-name="T24"><text:tab/></text:span><text:span text:style-name="T25">Toff read over the message again. He nodded. “Yeah, I know Ketish wants to keep his options open.” If </text:span><text:span text:style-name="T26">Ketish’s</text:span><text:span text:style-name="T25"> current plan didn’t work out, </text:span><text:span text:style-name="T27">he</text:span><text:span text:style-name="T25"> wanted to be able to have a planet to conquer. Shuka was that planet. Shuka was his backup plan. “</text:span><text:span text:style-name="T28">He won’t be happy if we leave, will he.”</text:span></text:p>
      <text:p text:style-name="P3"><text:span text:style-name="T28"><text:tab/>Coff shook her head. “No, he won’t. </text:span><text:span text:style-name="T29">We need to keep this post. No matter what happens, we can’t let that woman take this post from us. It’s that important.”</text:span></text:p>
      <text:p text:style-name="P3"><text:span text:style-name="T29"><text:tab/>Toff scoffed. “I thought you didn’t care about this post. What changed?”</text:span></text:p>
      <text:p text:style-name="P3"><text:span text:style-name="T29"><text:tab/>Coff pointed to her designs. “I’ve never been able to work on whatever I wanted to before. This is the first time in my life that I’ve been able to just do whatever it is I want, and I don’t ant to lose that!” She exclaimed. “</text:span><text:span text:style-name="T30">Besides, what if we’re meant to help usher in the </text:span><text:soft-page-break/><text:span text:style-name="T30">prophecy? We’re already here … what more do we need besides the Dorf? And I’m pretty sure we have a way of getting him here whenever we need to. Have you thought about that option? Like at all?”</text:span></text:p>
      <text:p text:style-name="P3"><text:span text:style-name="T30"><text:tab/>Toff rubbed his chin. Walking over to his desk, Toff opened a drawer and picked up a device. Pressing a button on it, he activated the device. Toff smiled. “There, that should give us some protection.”</text:span></text:p>
      <text:p text:style-name="P3"><text:span text:style-name="T30"><text:tab/>Coff was confused. She looked at the device and frowned. “What … what did that just do?” She asked. “I don’t think I’ve seen that device.” </text:span><text:span text:style-name="T31">She walked over to Toff and looked at the device in his hands. Nope, it didn’t ring a bell for her.</text:span></text:p>
      <text:p text:style-name="P3"><text:span text:style-name="T31"><text:tab/>“</text:span><text:span text:style-name="T32">Cloaking device.” Toff said. “We’re hidden from eyes and sensors.”</text:span></text:p>
      <text:p text:style-name="P3"><text:span text:style-name="T32"><text:tab/></text:span><text:span text:style-name="T33">Coff nodded her approval. They had a fighting chance. “</text:span><text:span text:style-name="T34">Now contact Ketish and let him know what’s taken place.”</text:span></text:p>
      <text:p text:style-name="P3"><text:span text:style-name="T34"><text:tab/>“Right.” Toff said.</text:span></text:p>
      <text:h text:style-name="Heading_20_1" text:outline-level="1">Crimson Gamma</text:h>
      <text:p text:style-name="P9"><text:span text:style-name="T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3</text:page-count>) <text:date style:data-style-name="N37" text:date-value="2026-01-28T20:30:13.672226225">01/28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1-28T20:30:13.602937766</dc:date>
    <meta:editing-duration>PT2H38M39S</meta:editing-duration>
    <meta:editing-cycles>44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3" meta:paragraph-count="33" meta:word-count="984" meta:character-count="5366" meta:non-whitespace-character-count="4389"/>
  </office:meta>
</office:document-meta>
</file>